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IBMPlexMono" svg:font-family="IBMPlexMono, monospace, 'Droid Sans Fallback', 'Droid Sans Mono', monospace, monospace"/>
    <style:font-face style:name="Inter" svg:font-family="Inter, system-ui, apple-system, BlinkMacSystemFont, 'Segoe UI', Roboto, Oxygen, Ubuntu, Cantarell, 'Fira Sans', 'Droid Sans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4618in"/>
    </style:style>
    <style:style style:name="Table1.B" style:family="table-column">
      <style:table-column-properties style:column-width="0.6292in"/>
    </style:style>
    <style:style style:name="Table1.C" style:family="table-column">
      <style:table-column-properties style:column-width="1.2083in"/>
    </style:style>
    <style:style style:name="Table1.D" style:family="table-column">
      <style:table-column-properties style:column-width="1.5194in"/>
    </style:style>
    <style:style style:name="Table1.E" style:family="table-column">
      <style:table-column-properties style:column-width="1.874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cf809" officeooo:paragraph-rsid="000cf809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rsid="000cf809" officeooo:paragraph-rsid="000cf809" style:font-size-asian="26pt" style:font-weight-asian="bold" style:font-size-complex="26pt" style:font-weight-complex="bold"/>
    </style:style>
    <style:style style:name="P3" style:family="paragraph" style:parent-style-name="Table_20_Contents">
      <style:text-properties officeooo:paragraph-rsid="000cf809"/>
    </style:style>
    <style:style style:name="P4" style:family="paragraph" style:parent-style-name="Table_20_Contents">
      <style:text-properties officeooo:paragraph-rsid="000e89d7"/>
    </style:style>
    <style:style style:name="P5" style:family="paragraph" style:parent-style-name="Table_20_Contents">
      <style:text-properties officeooo:paragraph-rsid="00157378"/>
    </style:style>
    <style:style style:name="P6" style:family="paragraph" style:parent-style-name="Table_20_Contents">
      <style:text-properties officeooo:rsid="00157378" officeooo:paragraph-rsid="00157378"/>
    </style:style>
    <style:style style:name="P7" style:family="paragraph" style:parent-style-name="Table_20_Contents">
      <style:text-properties officeooo:rsid="00157378" officeooo:paragraph-rsid="0018832d"/>
    </style:style>
    <style:style style:name="P8" style:family="paragraph" style:parent-style-name="Table_20_Contents">
      <style:text-properties officeooo:paragraph-rsid="001780d5"/>
    </style:style>
    <style:style style:name="P9" style:family="paragraph" style:parent-style-name="Table_20_Contents">
      <style:text-properties officeooo:rsid="001780d5" officeooo:paragraph-rsid="001780d5"/>
    </style:style>
    <style:style style:name="P10" style:family="paragraph" style:parent-style-name="Table_20_Contents">
      <style:text-properties officeooo:paragraph-rsid="0018832d"/>
    </style:style>
    <style:style style:name="P11" style:family="paragraph" style:parent-style-name="Table_20_Contents">
      <style:text-properties style:font-name="Liberation Mono" officeooo:paragraph-rsid="0018832d"/>
    </style:style>
    <style:style style:name="P12" style:family="paragraph" style:parent-style-name="Table_20_Contents">
      <style:text-properties style:font-name="Liberation Mono" officeooo:rsid="001780d5" officeooo:paragraph-rsid="001780d5"/>
    </style:style>
    <style:style style:name="P13" style:family="paragraph" style:parent-style-name="Table_20_Contents">
      <style:text-properties officeooo:paragraph-rsid="001a61b6"/>
    </style:style>
    <style:style style:name="P14" style:family="paragraph" style:parent-style-name="Standard" style:list-style-name="L1">
      <style:text-properties fo:color="#000000" loext:opacity="100%" style:font-name="IBMPlexMono" fo:font-size="9pt" fo:font-weight="normal" officeooo:paragraph-rsid="0020c967" fo:background-color="#ffffff"/>
    </style:style>
    <style:style style:name="P15" style:family="paragraph" style:parent-style-name="Standard">
      <style:paragraph-properties style:line-height-at-least="0.1874in"/>
      <style:text-properties fo:color="#000000" loext:opacity="100%" style:font-name="IBMPlexMono" fo:font-size="9pt" fo:font-weight="normal" fo:background-color="#ffffff"/>
    </style:style>
    <style:style style:name="P16" style:family="paragraph" style:parent-style-name="Standard">
      <style:paragraph-properties fo:text-align="center" style:justify-single-word="false"/>
      <style:text-properties fo:font-size="26pt" fo:font-weight="bold" officeooo:rsid="000cf809" officeooo:paragraph-rsid="000cf809" style:font-size-asian="26pt" style:font-weight-asian="bold" style:font-size-complex="26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4pt" fo:font-weight="bold" officeooo:rsid="0022b991" officeooo:paragraph-rsid="0022b991" style:font-size-asian="14pt" style:font-weight-asian="bold" style:font-size-complex="14pt" style:font-weight-complex="bold"/>
    </style:style>
    <style:style style:name="P18" style:family="paragraph" style:parent-style-name="Table_20_Contents">
      <style:text-properties style:font-name="Liberation Mono" fo:font-size="12pt" officeooo:paragraph-rsid="001e64cb" style:font-size-asian="12pt" style:font-size-complex="12pt"/>
    </style:style>
    <style:style style:name="P19" style:family="paragraph" style:parent-style-name="Table_20_Contents">
      <style:text-properties style:font-name="Liberation Mono" fo:font-size="12pt" officeooo:paragraph-rsid="0020c967" style:font-size-asian="12pt" style:font-size-complex="12pt"/>
    </style:style>
    <style:style style:name="P20" style:family="paragraph" style:parent-style-name="Table_20_Contents">
      <style:text-properties officeooo:paragraph-rsid="001e64cb"/>
    </style:style>
    <style:style style:name="P21" style:family="paragraph" style:parent-style-name="Table_20_Contents">
      <style:text-properties officeooo:rsid="001e64cb" officeooo:paragraph-rsid="001e64cb"/>
    </style:style>
    <style:style style:name="P22" style:family="paragraph" style:parent-style-name="Table_20_Contents">
      <style:text-properties officeooo:paragraph-rsid="0020c967"/>
    </style:style>
    <style:style style:name="P23" style:family="paragraph" style:parent-style-name="Table_20_Contents">
      <style:text-properties officeooo:paragraph-rsid="002263bb"/>
    </style:style>
    <style:style style:name="P24" style:family="paragraph" style:parent-style-name="Table_20_Contents">
      <style:text-properties officeooo:rsid="002263bb" officeooo:paragraph-rsid="002263bb"/>
    </style:style>
    <style:style style:name="P25" style:family="paragraph" style:parent-style-name="Text_20_body" style:list-style-name="L1"/>
    <style:style style:name="P26" style:family="paragraph" style:parent-style-name="Text_20_body" style:list-style-name="L1">
      <style:paragraph-properties fo:margin-top="0in" fo:margin-bottom="0in" style:contextual-spacing="false"/>
    </style:style>
    <style:style style:name="P27" style:family="paragraph" style:parent-style-name="Text_20_body" style:list-style-name="L1">
      <style:text-properties officeooo:paragraph-rsid="0016a727"/>
    </style:style>
    <style:style style:name="P28" style:family="paragraph" style:parent-style-name="Text_20_body" style:list-style-name="L1">
      <style:paragraph-properties fo:margin-top="0in" fo:margin-bottom="0in" style:contextual-spacing="false"/>
      <style:text-properties officeooo:paragraph-rsid="0016a727"/>
    </style:style>
    <style:style style:name="P29" style:family="paragraph" style:parent-style-name="Text_20_body" style:list-style-name="L1">
      <style:text-properties officeooo:paragraph-rsid="001a7ad6"/>
    </style:style>
    <style:style style:name="P30" style:family="paragraph" style:parent-style-name="Text_20_body" style:list-style-name="L1">
      <style:text-properties officeooo:paragraph-rsid="0020c967"/>
    </style:style>
    <style:style style:name="P31" style:family="paragraph" style:parent-style-name="Text_20_body" style:list-style-name="L2" style:master-page-name="">
      <loext:graphic-properties draw:fill="none"/>
      <style:paragraph-properties fo:margin-left="1in" fo:margin-right="0in" fo:margin-top="0in" fo:margin-bottom="0.0972in" style:contextual-spacing="false" fo:line-height="115%" fo:text-indent="-0.25in" style:auto-text-indent="false" style:page-number="auto" fo:background-color="transparent"/>
    </style:style>
    <style:style style:name="P32" style:family="paragraph" style:parent-style-name="Text_20_body" style:list-style-name="L3">
      <style:paragraph-properties fo:margin-top="0in" fo:margin-bottom="0in" style:contextual-spacing="false"/>
      <style:text-properties officeooo:paragraph-rsid="001a7ad6"/>
    </style:style>
    <style:style style:name="P33" style:family="paragraph" style:parent-style-name="Text_20_body" style:list-style-name="L1">
      <style:text-properties officeooo:rsid="001d231d" officeooo:paragraph-rsid="001d231d"/>
    </style:style>
    <style:style style:name="P34" style:family="paragraph" style:parent-style-name="Text_20_body" style:list-style-name="L4">
      <style:paragraph-properties fo:margin-top="0in" fo:margin-bottom="0in" style:contextual-spacing="false"/>
      <style:text-properties officeooo:paragraph-rsid="0020c967"/>
    </style:style>
    <style:style style:name="P35" style:family="paragraph" style:parent-style-name="Text_20_body" style:list-style-name="L5">
      <style:text-properties fo:font-weight="normal" officeooo:rsid="002263bb" officeooo:paragraph-rsid="002263bb" style:font-weight-asian="normal" style:font-weight-complex="normal"/>
    </style:style>
    <style:style style:name="T1" style:family="text">
      <style:text-properties style:font-name="Liberation Mono"/>
    </style:style>
    <style:style style:name="T2" style:family="text">
      <style:text-properties style:font-name="Liberation Mono" officeooo:rsid="00157378"/>
    </style:style>
    <style:style style:name="T3" style:family="text">
      <style:text-properties style:font-name="Liberation Mono" officeooo:rsid="001780d5"/>
    </style:style>
    <style:style style:name="T4" style:family="text">
      <style:text-properties style:font-name="Liberation Mono" officeooo:rsid="0018832d"/>
    </style:style>
    <style:style style:name="T5" style:family="text">
      <style:text-properties style:font-name="Liberation Mono" fo:font-size="12pt" style:font-size-asian="12pt" style:font-size-complex="12pt"/>
    </style:style>
    <style:style style:name="T6" style:family="text">
      <style:text-properties style:font-name="Liberation Mono" fo:font-size="12pt" officeooo:rsid="0020c967" style:font-size-asian="12pt" style:font-size-complex="12pt"/>
    </style:style>
    <style:style style:name="T7" style:family="text">
      <style:text-properties officeooo:rsid="00157378"/>
    </style:style>
    <style:style style:name="T8" style:family="text">
      <style:text-properties officeooo:rsid="0016a727"/>
    </style:style>
    <style:style style:name="T9" style:family="text">
      <style:text-properties officeooo:rsid="001780d5"/>
    </style:style>
    <style:style style:name="T10" style:family="text">
      <style:text-properties officeooo:rsid="0018832d"/>
    </style:style>
    <style:style style:name="T11" style:family="text">
      <style:text-properties fo:color="#000000" loext:opacity="100%" style:font-name="Liberation Mono" fo:font-size="12pt" fo:font-weight="normal" fo:background-color="#ffffff" loext:char-shading-value="0" style:font-size-asian="12pt" style:font-size-complex="12pt"/>
    </style:style>
    <style:style style:name="T12" style:family="text">
      <style:text-properties fo:color="#000000" loext:opacity="100%" style:font-name="Liberation Mono" fo:font-size="12pt" fo:font-weight="normal" officeooo:rsid="001a61b6" fo:background-color="#ffffff" loext:char-shading-value="0" style:font-size-asian="12pt" style:font-size-complex="12pt"/>
    </style:style>
    <style:style style:name="T13" style:family="text">
      <style:text-properties fo:color="#000000" loext:opacity="100%" style:font-name="Liberation Mono" fo:font-size="12pt" fo:font-weight="normal" officeooo:rsid="001a7ad6" fo:background-color="#ffffff" loext:char-shading-value="0" style:font-size-asian="12pt" style:font-size-complex="12pt"/>
    </style:style>
    <style:style style:name="T14" style:family="text">
      <style:text-properties fo:color="#000000" loext:opacity="100%" style:font-name="Liberation Mono" fo:font-size="12pt" fo:font-weight="normal" officeooo:rsid="001e64cb" fo:background-color="#ffffff" loext:char-shading-value="0" style:font-size-asian="12pt" style:font-size-complex="12pt"/>
    </style:style>
    <style:style style:name="T15" style:family="text">
      <style:text-properties fo:color="#000000" loext:opacity="100%" style:font-name="Liberation Mono" fo:font-weight="normal" officeooo:rsid="001a7ad6" fo:background-color="#ffffff" loext:char-shading-value="0"/>
    </style:style>
    <style:style style:name="T16" style:family="text">
      <style:text-properties fo:color="#000000" loext:opacity="100%" style:font-name="Liberation Mono" fo:font-weight="normal" officeooo:rsid="001e64cb" fo:background-color="#ffffff" loext:char-shading-value="0"/>
    </style:style>
    <style:style style:name="T17" style:family="text">
      <style:text-properties fo:color="#000000" loext:opacity="100%" fo:font-weight="normal" officeooo:rsid="001a7ad6" fo:background-color="#ffffff" loext:char-shading-value="0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0c967" style:font-weight-asian="bold" style:font-weight-complex="bold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color="#ce9178" loext:opacity="100%" fo:font-size="10.5pt" fo:font-weight="normal" fo:background-color="#1e1e1e" loext:char-shading-value="0"/>
    </style:style>
    <style:style style:name="T22" style:family="text">
      <style:text-properties officeooo:rsid="001e64cb"/>
    </style:style>
    <style:style style:name="T23" style:family="text">
      <style:text-properties style:font-name="Liberation Mono"/>
    </style:style>
    <style:style style:name="T24" style:family="text">
      <style:text-properties style:font-name="Liberation Mono" officeooo:rsid="001e64cb"/>
    </style:style>
    <style:style style:name="T25" style:family="text">
      <style:text-properties officeooo:rsid="0020c967"/>
    </style:style>
    <style:style style:name="T26" style:family="text">
      <style:text-properties fo:color="#a31515" loext:opacity="100%"/>
    </style:style>
    <style:style style:name="T27" style:family="text">
      <style:text-properties fo:color="#0451a5" loext:opacity="100%"/>
    </style:style>
    <style:style style:name="T28" style:family="text">
      <style:text-properties officeooo:rsid="002263bb"/>
    </style:style>
    <style:style style:name="T29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ext Traffic Management </text:p>
      <text:p text:style-name="P2">Application Programming Interface(API)</text:p>
      <text:p text:style-name="P2"/>
      <text:p text:style-name="P17">(Sony Device Thailand Adapter)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<text:span text:style-name="Strong_20_Emphasis">Endpoint</text:span></text:p>
            </table:table-cell>
            <table:table-cell table:style-name="Table1.A1" office:value-type="string">
              <text:p text:style-name="Table_20_Heading"><text:span text:style-name="Strong_20_Emphasis">Method</text:span></text:p>
            </table:table-cell>
            <table:table-cell table:style-name="Table1.A1" office:value-type="string">
              <text:p text:style-name="Table_20_Heading"><text:span text:style-name="Strong_20_Emphasis">Description</text:span></text:p>
            </table:table-cell>
            <table:table-cell table:style-name="Table1.A1" office:value-type="string">
              <text:p text:style-name="Table_20_Heading"><text:span text:style-name="Strong_20_Emphasis">Request Body</text:span></text:p>
            </table:table-cell>
            <table:table-cell table:style-name="Table1.A1" office:value-type="string">
              <text:p text:style-name="Table_20_Heading"><text:span text:style-name="Strong_20_Emphasis">Respons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/robot/&lt;string:robot_id&gt;/status</text:span></text:p>
          </table:table-cell>
          <table:table-cell table:style-name="Table1.A1" office:value-type="string">
            <text:p text:style-name="Table_20_Contents"><text:span text:style-name="Source_20_Text">GET</text:span></text:p>
          </table:table-cell>
          <table:table-cell table:style-name="Table1.A1" office:value-type="string">
            <text:p text:style-name="Table_20_Contents">ดึงข้อมูลสถานะของหุ่นยนต์ที่มี <text:span text:style-name="Source_20_Text">robot_id</text:span> ระบุ</text:p>
          </table:table-cell>
          <table:table-cell table:style-name="Table1.A1" office:value-type="string">
            <text:p text:style-name="Table_20_Contents">ไม่มี</text:p>
          </table:table-cell>
          <table:table-cell table:style-name="Table1.A1" office:value-type="string">
            <text:p text:style-name="Table_20_Contents"><text:span text:style-name="Source_20_Text">robot_id</text:span>: หุ่นยนต์ ID, <text:span text:style-name="Source_20_Text">status</text:span>: สถานะหุ่นยนต์ (เช่น available หรือ working), <text:span text:style-name="Source_20_Text">coordinates</text:span>: พิกัด (x, y), <text:span text:style-name="Source_20_Text">destination</text:span>: จุดหมายปลายทาง (ถ้ามี)</text:p>
          </table:table-cell>
        </table:table-row>
        <table:table-row>
          <table:table-cell table:style-name="Table1.A1" office:value-type="string">
            <text:p text:style-name="Table_20_Contents"><text:span text:style-name="Source_20_Text">/robot/&lt;string:robot_id&gt;/status</text:span></text:p>
          </table:table-cell>
          <table:table-cell table:style-name="Table1.A1" office:value-type="string">
            <text:p text:style-name="Table_20_Contents"><text:span text:style-name="Source_20_Text">PUT</text:span></text:p>
          </table:table-cell>
          <table:table-cell table:style-name="Table1.A1" office:value-type="string">
            <text:p text:style-name="Table_20_Contents">อัพเดทสถานะและจุดหมายปลายทางของหุ่นยนต์ที่มี <text:span text:style-name="Source_20_Text">robot_id</text:span> ระบุ</text:p>
          </table:table-cell>
          <table:table-cell table:style-name="Table1.A1" office:value-type="string">
            <text:p text:style-name="P3"><text:span text:style-name="Source_20_Text">status</text:span>: สถานะใหม่, <text:span text:style-name="Source_20_Text">destination</text:span>: ชื่อของจุดหมายปลายทาง (ถ้ามี)</text:p>
            <text:p text:style-name="P3"><text:line-break/><text:span text:style-name="T1">{"status": "working","destination": "Destination A"}</text:span></text:p>
          </table:table-cell>
          <table:table-cell table:style-name="Table1.A1" office:value-type="string">
            <text:p text:style-name="Table_20_Contents"><text:span text:style-name="Source_20_Text">message</text:span>: ข้อความสถานะที่อัพเดท, <text:span text:style-name="Source_20_Text">robot_id</text:span>: หุ่นยนต์ ID, <text:span text:style-name="Source_20_Text">status</text:span>: สถานะใหม่, <text:span text:style-name="Source_20_Text">destination</text:span>: จุดหมายปลายทางใหม่ (ถ้ามี)</text:p>
          </table:table-cell>
        </table:table-row>
        <table:table-row>
          <table:table-cell table:style-name="Table1.A1" office:value-type="string">
            <text:p text:style-name="Table_20_Contents"><text:span text:style-name="Source_20_Text">/robot/&lt;string:robot_id&gt;/coordinates</text:span></text:p>
          </table:table-cell>
          <table:table-cell table:style-name="Table1.A1" office:value-type="string">
            <text:p text:style-name="Table_20_Contents"><text:span text:style-name="Source_20_Text">PUT</text:span></text:p>
          </table:table-cell>
          <table:table-cell table:style-name="Table1.A1" office:value-type="string">
            <text:p text:style-name="Table_20_Contents">อัพเดทพิกัด (x, y) ของหุ่นยนต์ที่มี <text:span text:style-name="Source_20_Text">robot_id</text:span> ระบุ</text:p>
          </table:table-cell>
          <table:table-cell table:style-name="Table1.A1" office:value-type="string">
            <text:p text:style-name="P20"><text:span text:style-name="Source_20_Text">x</text:span>: พิกัด X ใหม่</text:p>
            <text:p text:style-name="P20"><text:span text:style-name="Source_20_Text">y</text:span>: พิกัด Y ใหม่<text:line-break/><text:line-break/><text:span text:style-name="T1">{"x": 100.5,"y": 200.5}</text:span></text:p>
          </table:table-cell>
          <table:table-cell table:style-name="Table1.A1" office:value-type="string">
            <text:p text:style-name="Table_20_Contents"><text:span text:style-name="Source_20_Text">message</text:span>: ข้อความการอัพเดทพิกัด, <text:span text:style-name="Source_20_Text">robot_id</text:span>: หุ่นยนต์ ID, <text:span text:style-name="Source_20_Text">coordinates</text:span>: พิกัดใหม่ (x, y)</text:p>
          </table:table-cell>
        </table:table-row>
        <table:table-row>
          <table:table-cell table:style-name="Table1.A1" office:value-type="string">
            <text:p text:style-name="Table_20_Contents"><text:span text:style-name="Source_20_Text">/robots/available</text:span></text:p>
          </table:table-cell>
          <table:table-cell table:style-name="Table1.A1" office:value-type="string">
            <text:p text:style-name="Table_20_Contents"><text:span text:style-name="Source_20_Text">GET</text:span></text:p>
          </table:table-cell>
          <table:table-cell table:style-name="Table1.A1" office:value-type="string">
            <text:p text:style-name="Table_20_Contents">ดึงหุ่นยนต์ที่มีสถานะเป็น <text:span text:style-name="Source_20_Text">available</text:span> (หุ่นยนต์ที่ว่าง)</text:p>
          </table:table-cell>
          <table:table-cell table:style-name="Table1.A1" office:value-type="string">
            <text:p text:style-name="Table_20_Contents">ไม่มี</text:p>
          </table:table-cell>
          <table:table-cell table:style-name="Table1.A1" office:value-type="string">
            <text:p text:style-name="Table_20_Contents"><text:span text:style-name="Source_20_Text">available_robots</text:span>: รายชื่อหุ่นยนต์ที่ว่าง (robot_id)</text:p>
          </table:table-cell>
        </table:table-row>
        <table:table-row>
          <table:table-cell table:style-name="Table1.A1" office:value-type="string">
            <text:p text:style-name="Table_20_Contents"><text:span text:style-name="Source_20_Text">/robots/available</text:span></text:p>
          </table:table-cell>
          <table:table-cell table:style-name="Table1.A1" office:value-type="string">
            <text:p text:style-name="Table_20_Contents"><text:span text:style-name="Source_20_Text">POST</text:span></text:p>
          </table:table-cell>
          <table:table-cell table:style-name="Table1.A1" office:value-type="string">
            <text:p text:style-name="Table_20_Contents">เพิ่มหุ่นยนต์ใหม่พร้อมพิกัด (x, y)</text:p>
          </table:table-cell>
          <table:table-cell table:style-name="Table1.A1" office:value-type="string">
            <text:p text:style-name="Table_20_Contents"><text:span text:style-name="Source_20_Text">robot_id</text:span>: หุ่นยนต์ ID, <text:span text:style-name="Source_20_Text">x</text:span>: พิกัด X, <text:span text:style-name="Source_20_Text">y</text:span>: พิกัด Y<text:line-break/><text:line-break/><text:span text:style-name="T1">{"robot_id": "robot_5","x": 50,"y": 75}</text:span></text:p>
          </table:table-cell>
          <table:table-cell table:style-name="Table1.A1" office:value-type="string">
            <text:p text:style-name="Table_20_Contents"><text:span text:style-name="Source_20_Text">message</text:span>: ข้อความการเพิ่มหุ่นยนต์, <text:span text:style-name="Source_20_Text">robot_id</text:span>: หุ่นยนต์ ID, <text:span text:style-name="Source_20_Text">x</text:span>: พิกัด X, <text:span text:style-name="Source_20_Text">y</text:span>: พิกัด Y</text:p>
          </table:table-cell>
        </table:table-row>
        <table:table-row>
          <table:table-cell table:style-name="Table1.A1" office:value-type="string">
            <text:p text:style-name="P10"><text:span text:style-name="Source_20_Text">/destination</text:span></text:p>
          </table:table-cell>
          <table:table-cell table:style-name="Table1.A1" office:value-type="string">
            <text:p text:style-name="P10"><text:span text:style-name="Source_20_Text"><text:span text:style-name="T10">GET</text:span></text:span></text:p>
          </table:table-cell>
          <table:table-cell table:style-name="Table1.A1" office:value-type="string">
            <text:p text:style-name="Table_20_Contents"><text:span text:style-name="T10">รายการ</text:span>จุดหมายปลายทางใหม่</text:p>
          </table:table-cell>
          <table:table-cell table:style-name="Table1.A1" office:value-type="string">
            <text:p text:style-name="P11">ไม่มี</text:p>
          </table:table-cell>
          <table:table-cell table:style-name="Table1.A1" office:value-type="string">
            <text:p text:style-name="Table_20_Contents"><text:span text:style-name="Source_20_Text">message</text:span>: ข้อความการเพิ่มจุดหมายปลายทาง, <text:span text:style-name="Source_20_Text">destination</text:span>: <text:span text:style-name="T10">array</text:span>ข้อมูลจุดหมายปลายทาง<text:soft-page-break/><text:span text:style-name="T10">ทั้งหมด</text:span> (name, x, y)</text:p>
          </table:table-cell>
        </table:table-row>
        <table:table-row>
          <table:table-cell table:style-name="Table1.A1" office:value-type="string">
            <text:p text:style-name="P10"><text:span text:style-name="Source_20_Text">/destination</text:span></text:p>
          </table:table-cell>
          <table:table-cell table:style-name="Table1.A1" office:value-type="string">
            <text:p text:style-name="P5"><text:span text:style-name="Source_20_Text"><text:span text:style-name="T7">PUT</text:span></text:span></text:p>
          </table:table-cell>
          <table:table-cell table:style-name="Table1.A1" office:value-type="string">
            <text:p text:style-name="Table_20_Contents">เพิ่มจุดหมายปลายทางใหม่</text:p>
          </table:table-cell>
          <table:table-cell table:style-name="Table1.A1" office:value-type="string">
            <text:p text:style-name="P20"><text:span text:style-name="Source_20_Text">name</text:span>: <text:span text:style-name="Source_20_Text"><text:span text:style-name="T13">ชื่อจุดหมายปลายทาง</text:span></text:span><text:span text:style-name="Source_20_Text"><text:span text:style-name="T14">ของหุ่นยนต์</text:span></text:span></text:p>
            <text:p text:style-name="P20"><text:span text:style-name="Source_20_Text">x</text:span>: พิกัด X</text:p>
            <text:p text:style-name="P20"><text:span text:style-name="Source_20_Text">y</text:span>: พิกัด Y<text:line-break/><text:line-break/><text:span text:style-name="T1">{"name": "Destination A","x": 200,"y": 150}</text:span></text:p>
          </table:table-cell>
          <table:table-cell table:style-name="Table1.A1" office:value-type="string">
            <text:p text:style-name="Table_20_Contents"><text:span text:style-name="Source_20_Text">message</text:span>: ข้อความการเพิ่มจุดหมายปลายทาง, <text:span text:style-name="Source_20_Text">destination</text:span>: ข้อมูลจุดหมายปลายทางที่เพิ่มใหม่ (name, x, y)</text:p>
          </table:table-cell>
        </table:table-row>
        <table:table-row>
          <table:table-cell table:style-name="Table1.A1" office:value-type="string">
            <text:p text:style-name="P10"><text:span text:style-name="Source_20_Text">/destination</text:span></text:p>
          </table:table-cell>
          <table:table-cell table:style-name="Table1.A1" office:value-type="string">
            <text:p text:style-name="P5"><text:span text:style-name="Source_20_Text"><text:span text:style-name="T7">POST</text:span></text:span></text:p>
          </table:table-cell>
          <table:table-cell table:style-name="Table1.A1" office:value-type="string">
            <text:p text:style-name="Table_20_Contents">เพิ่มจุดหมายปลายทางใหม่ <text:span text:style-name="T7">ด้วยไฟล์ smap</text:span></text:p>
          </table:table-cell>
          <table:table-cell table:style-name="Table1.A1" office:value-type="string">
            <text:p text:style-name="P20"><text:span text:style-name="Source_20_Text">name</text:span>: <text:span text:style-name="Source_20_Text"><text:span text:style-name="T13">ชื่อจุดหมายปลายทาง</text:span></text:span><text:span text:style-name="Source_20_Text"><text:span text:style-name="T14">ของหุ่นยนต์</text:span></text:span></text:p>
            <text:p text:style-name="P20"><text:span text:style-name="Source_20_Text">x</text:span>: พิกัด X</text:p>
            <text:p text:style-name="P20"><text:span text:style-name="Source_20_Text">y</text:span>: พิกัด Y<text:line-break/><text:line-break/><text:span text:style-name="T1">{"</text:span><text:span text:style-name="T2">file</text:span><text:span text:style-name="T1">": .</text:span><text:span text:style-name="T2">smap</text:span><text:span text:style-name="T1">}</text:span></text:p>
          </table:table-cell>
          <table:table-cell table:style-name="Table1.A1" office:value-type="string">
            <text:p text:style-name="P6">ไฟล์ นามสกุล smap</text:p>
          </table:table-cell>
        </table:table-row>
        <table:table-row>
          <table:table-cell table:style-name="Table1.A1" office:value-type="string">
            <text:p text:style-name="P10"><text:span text:style-name="Source_20_Text">/destination</text:span></text:p>
          </table:table-cell>
          <table:table-cell table:style-name="Table1.A1" office:value-type="string">
            <text:p text:style-name="P10"><text:span text:style-name="Source_20_Text">DELETE</text:span></text:p>
          </table:table-cell>
          <table:table-cell table:style-name="Table1.A1" office:value-type="string">
            <text:p text:style-name="Table_20_Contents"><text:span text:style-name="T10">ลบ</text:span>จุดหมายปลายทาง</text:p>
          </table:table-cell>
          <table:table-cell table:style-name="Table1.A1" office:value-type="string">
            <text:p text:style-name="P20"><text:span text:style-name="Source_20_Text">name</text:span>: <text:span text:style-name="Source_20_Text"><text:span text:style-name="T13">ชื่อจุดหมายปลายทาง</text:span></text:span><text:span text:style-name="Source_20_Text"><text:span text:style-name="T14">ของหุ่นยนต์</text:span></text:span><text:line-break/><text:line-break/><text:span text:style-name="T1">{"</text:span><text:span text:style-name="T4">name</text:span><text:span text:style-name="T1">": </text:span><text:span text:style-name="T2">"Destination A"</text:span><text:span text:style-name="T1">}</text:span></text:p>
          </table:table-cell>
          <table:table-cell table:style-name="Table1.A1" office:value-type="string">
            <text:p text:style-name="P7"><text:span text:style-name="Source_20_Text">name</text:span>: ชื่อจุดหมายปลายทาง <text:s text:c="2"/><text:span text:style-name="T10">ที่ลบไป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/assign/destination</text:span></text:p>
          </table:table-cell>
          <table:table-cell table:style-name="Table1.A1" office:value-type="string">
            <text:p text:style-name="Table_20_Contents"><text:span text:style-name="Source_20_Text">POST</text:span></text:p>
          </table:table-cell>
          <table:table-cell table:style-name="Table1.A1" office:value-type="string">
            <text:p text:style-name="Table_20_Contents">ส่งจุดหมายปลายทางให้หุ่นยนต์ที่ว่าง</text:p>
          </table:table-cell>
          <table:table-cell table:style-name="Table1.A1" office:value-type="string">
            <text:p text:style-name="P13"><text:span text:style-name="Source_20_Text"><text:span text:style-name="T11">pickup_name: ชื่อของ</text:span></text:span><text:span text:style-name="Source_20_Text"><text:span text:style-name="T12">จุดเริ่มต้นให้หุ่นยนต์ไปรั</text:span></text:span><text:span text:style-name="Source_20_Text"><text:span text:style-name="T13">บ</text:span></text:span></text:p>
            <text:p text:style-name="P22"><text:span text:style-name="Source_20_Text">destination_name</text:span>: ชื่อของจุดหมายปลายทางที่ต้องการให้หุ่นยนต์ไป<text:line-break/><text:line-break/><text:span text:style-name="T5">{</text:span></text:p>
            <text:p text:style-name="P22"><text:span text:style-name="T11">"pickup_name":"LM4",</text:span></text:p>
            <text:p text:style-name="P19">"destination_name": "<text:span text:style-name="T25">LM3</text:span>",</text:p>
            <text:p text:style-name="P19">"properties":<text:span text:style-name="T25">{}</text:span></text:p>
            <text:p text:style-name="P19">}</text:p>
          </table:table-cell>
          <table:table-cell table:style-name="Table1.A1" office:value-type="string">
            <text:p text:style-name="Table_20_Contents"><text:span text:style-name="Source_20_Text">message</text:span>: ข้อความการมอบหมายจุดหมายปลายทางให้หุ่นยนต์, <text:span text:style-name="Source_20_Text">robot_id</text:span>: หุ่นยนต์ ID, <text:span text:style-name="Source_20_Text">destination</text:span>: ชื่อจุดหมายปลายทาง</text:p>
          </table:table-cell>
        </table:table-row>
        <table:table-row>
          <table:table-cell table:style-name="Table1.A1" office:value-type="string">
            <text:p text:style-name="P23"><text:span text:style-name="Source_20_Text">/</text:span><text:span text:style-name="Source_20_Text"><text:span text:style-name="T28">sony</text:span></text:span><text:span text:style-name="Source_20_Text">/</text:span><text:span text:style-name="Source_20_Text"><text:span text:style-name="T28">job</text:span></text:span></text:p>
          </table:table-cell>
          <table:table-cell table:style-name="Table1.A1" office:value-type="string">
            <text:p text:style-name="P23"><text:span text:style-name="Source_20_Text">POST</text:span></text:p>
          </table:table-cell>
          <table:table-cell table:style-name="Table1.A1" office:value-type="string">
            <text:p text:style-name="P24">ส่งข้อมูลคำสั่งของ Sony</text:p>
          </table:table-cell>
          <table:table-cell table:style-name="Table1.A1" office:value-type="string">
            <text:p text:style-name="P24">ตามตัวอย่าง</text:p>
          </table:table-cell>
          <table:table-cell table:style-name="Table1.A1" office:value-type="string">
            <text:p text:style-name="P23"><text:span text:style-name="Source_20_Text">message</text:span>: ข้อความการ<text:span text:style-name="T28">รับคำสั่งเพื่อเรียกหุ่นยนต์</text:span>, </text:p>
            <text:p text:style-name="P24">data : ข้อมูลที่รับจาก Sony </text:p>
            <text:p text:style-name="P24">error: (ถ้ามี) กรณี FormSTK ,ToSTK ไม่พบ หรือไม่มี task งาน</text:p>
          </table:table-cell>
        </table:table-row>
        <table:table-row>
          <table:table-cell table:style-name="Table1.A1" office:value-type="string">
            <text:p text:style-name="Table_20_Contents"><text:span text:style-name="Source_20_Text">/update/destination/&lt;int:destinati</text:span><text:soft-page-break/><text:span text:style-name="Source_20_Text">on_id&gt;</text:span></text:p>
          </table:table-cell>
          <table:table-cell table:style-name="Table1.A1" office:value-type="string">
            <text:p text:style-name="P20"><text:span text:style-name="Source_20_Text"><text:span text:style-name="T22">PUT</text:span></text:span></text:p>
          </table:table-cell>
          <table:table-cell table:style-name="Table1.A1" office:value-type="string">
            <text:p text:style-name="P21">แก้ไขข้อมูลจุดหมายปลายทาง</text:p>
          </table:table-cell>
          <table:table-cell table:style-name="Table1.A1" office:value-type="string">
            <text:p text:style-name="P18"><text:span text:style-name="Source_20_Text"><text:span text:style-name="T17">name</text:span></text:span><text:span text:style-name="Source_20_Text"><text:span text:style-name="T15">: ชื่อจุดหมายปลายทาง</text:span></text:span><text:span text:style-name="Source_20_Text"><text:span text:style-name="T16">ของหุ่นยนต์</text:span></text:span><text:span text:style-name="Source_20_Text"><text:span text:style-name="T15">, </text:span></text:span></text:p>
            <text:p text:style-name="P18"><text:span text:style-name="Source_20_Text"><text:span text:style-name="T17">x</text:span></text:span><text:span text:style-name="Source_20_Text"><text:span text:style-name="T15">: พิกัด X, </text:span></text:span></text:p>
            <text:p text:style-name="P18"><text:soft-page-break/><text:span text:style-name="Source_20_Text"><text:span text:style-name="T17">y</text:span></text:span><text:span text:style-name="Source_20_Text"><text:span text:style-name="T15">: พิกัด Y</text:span></text:span></text:p>
            <text:p text:style-name="P18"><text:span text:style-name="Source_20_Text"><text:span text:style-name="T15">official_name:</text:span></text:span><text:span text:style-name="Source_20_Text"><text:span text:style-name="T16">ชื่อทางการ(ใช้แสดงผล)</text:span></text:span></text:p>
            <text:p text:style-name="P18"><text:span text:style-name="Source_20_Text"><text:span text:style-name="T15">unique_code</text:span></text:span><text:span text:style-name="Source_20_Text"><text:span text:style-name="T16">:ชื่อเฉพาะของจุด</text:span></text:span></text:p>
          </table:table-cell>
          <table:table-cell table:style-name="Table1.A1" office:value-type="string">
            <text:p text:style-name="P20"><text:span text:style-name="Source_20_Text">message</text:span>: ข้อความการ<text:span text:style-name="T22">แก้</text:span>จุดหมายปลายทาง,</text:p>
            <text:p text:style-name="P20"><text:soft-page-break/><text:s/><text:span text:style-name="T1">updated_fields </text:span><text:span text:style-name="T24">: ชุดข้อมูลที่มีการแก้ไข</text:span></text:p>
            <text:p text:style-name="P20"><text:span text:style-name="Source_20_Text"><text:span text:style-name="T1">d</text:span></text:span><text:span text:style-name="Source_20_Text">estination</text:span>: ข้อมูลจุดหมายปลายทางที่<text:span text:style-name="T22">แก้ไขใหม่</text:span> (name, x, y,official_name,unique_code)</text:p>
          </table:table-cell>
        </table:table-row>
        <table:table-row>
          <table:table-cell table:style-name="Table1.A1" office:value-type="string">
            <text:p text:style-name="P4"><text:span text:style-name="Source_20_Text">/job/queue/status</text:span></text:p>
          </table:table-cell>
          <table:table-cell table:style-name="Table1.A1" office:value-type="string">
            <text:p text:style-name="Table_20_Contents"><text:span text:style-name="Source_20_Text">GET</text:span></text:p>
          </table:table-cell>
          <table:table-cell table:style-name="Table1.A1" office:value-type="string">
            <text:p text:style-name="Table_20_Contents">ดูสถานะงานใน queue</text:p>
          </table:table-cell>
          <table:table-cell table:style-name="Table1.A1" office:value-type="string">
            <text:p text:style-name="Table_20_Contents">ไม่มี</text:p>
          </table:table-cell>
          <table:table-cell table:style-name="Table1.A1" office:value-type="string">
            <text:p text:style-name="Table_20_Contents"><text:span text:style-name="Source_20_Text">job_queue</text:span>: รายการงานใน queue พร้อมสถานะ</text:p>
          </table:table-cell>
        </table:table-row>
        <table:table-row>
          <table:table-cell table:style-name="Table1.A1" office:value-type="string">
            <text:p text:style-name="P4"><text:span text:style-name="Source_20_Text">/job/queue</text:span></text:p>
          </table:table-cell>
          <table:table-cell table:style-name="Table1.A1" office:value-type="string">
            <text:p text:style-name="Table_20_Contents"><text:span text:style-name="Source_20_Text">DELETE</text:span></text:p>
          </table:table-cell>
          <table:table-cell table:style-name="Table1.A1" office:value-type="string">
            <text:p text:style-name="P8"><text:span text:style-name="T9">ลบ</text:span>งานใน queue<text:span text:style-name="T1">{"</text:span><text:span text:style-name="T2">file</text:span><text:span text:style-name="T1">": .</text:span><text:span text:style-name="T2">smap</text:span><text:span text:style-name="T1">}</text:span></text:p>
          </table:table-cell>
          <table:table-cell table:style-name="Table1.A1" office:value-type="string">
            <text:p text:style-name="P12">job_id : รหัสของ job ในรายการ</text:p>
            <text:p text:style-name="P8"><text:span text:style-name="T1">{"</text:span><text:span text:style-name="T3">job_id</text:span><text:span text:style-name="T1">": </text:span><text:span text:style-name="T3">23</text:span><text:span text:style-name="T1">}</text:span></text:p>
          </table:table-cell>
          <table:table-cell table:style-name="Table1.A1" office:value-type="string">
            <text:p text:style-name="P9">สถานะการลบข้อมูล จะลบได้เฉพาะ job ที่้เป็น status waiting</text:p>
          </table:table-cell>
        </table:table-row>
        <table:table-row>
          <table:table-cell table:style-name="Table1.A1" office:value-type="string">
            <text:p text:style-name="Table_20_Contents"><text:span text:style-name="Source_20_Text">/clear_old_logs</text:span></text:p>
          </table:table-cell>
          <table:table-cell table:style-name="Table1.A1" office:value-type="string">
            <text:p text:style-name="Table_20_Contents"><text:span text:style-name="Source_20_Text">CLI</text:span></text:p>
          </table:table-cell>
          <table:table-cell table:style-name="Table1.A1" office:value-type="string">
            <text:p text:style-name="Table_20_Contents">ลบ log ที่เก่ากว่า 15 วัน (ผ่าน Flask CLI)</text:p>
          </table:table-cell>
          <table:table-cell table:style-name="Table1.A1" office:value-type="string">
            <text:p text:style-name="Table_20_Contents">ไม่มี</text:p>
          </table:table-cell>
          <table:table-cell table:style-name="Table1.A1" office:value-type="string">
            <text:p text:style-name="Table_20_Contents">จำนวน log ที่ถูกลบจะถูกแสดงใน terminal (เช่น "X logs have been deleted.")</text:p>
          </table:table-cell>
        </table:table-row>
      </table:table>
      <text:h text:style-name="Heading_20_3" text:outline-level="3"/>
      <text:h text:style-name="Heading_20_3" text:outline-level="3">คำอธิบาย API</text:h>
      <text:list xml:id="list1738079543" text:style-name="L1">
        <text:list-item>
          <text:p text:style-name="P25"><text:span text:style-name="Strong_20_Emphasis"><text:span text:style-name="Source_20_Text">/robot/&lt;string:robot_id&gt;/status</text:span></text:span><text:span text:style-name="Strong_20_Emphasis"> (GET)</text:span>:</text:p>
          <text:list>
            <text:list-item>
              <text:p text:style-name="P26">ใช้ดึงข้อมูลสถานะของหุ่นยนต์ที่มี <text:span text:style-name="Source_20_Text">robot_id</text:span> ระบุ เช่น พิกัดและจุดหมายปลายทาง</text:p>
            </text:list-item>
            <text:list-item>
              <text:p text:style-name="P26">ตัวอย่าง: <text:span text:style-name="Source_20_Text">GET /robot/robot_1/status</text:span> จะให้ข้อมูลสถานะของหุ่นยนต์ที่มี ID เป็น <text:span text:style-name="Source_20_Text">robot_1</text:span></text:p>
            </text:list-item>
          </text:list>
        </text:list-item>
        <text:list-item>
          <text:p text:style-name="P25"><text:span text:style-name="Strong_20_Emphasis"><text:span text:style-name="Source_20_Text">/robot/&lt;string:robot_id&gt;/status</text:span></text:span><text:span text:style-name="Strong_20_Emphasis"> (PUT)</text:span>:</text:p>
          <text:list>
            <text:list-item>
              <text:p text:style-name="P26">ใช้สำหรับอัพเดทสถานะและจุดหมายปลายทางของหุ่นยนต์ที่มี <text:span text:style-name="Source_20_Text">robot_id</text:span> ระบุ</text:p>
            </text:list-item>
            <text:list-item>
              <text:p text:style-name="P26">ตัวอย่าง: <text:span text:style-name="Source_20_Text">PUT /robot/robot_1/status</text:span> พร้อมข้อมูลเช่น <text:span text:style-name="Source_20_Text">{"status": "working", "destination": "Destination A"}</text:span></text:p>
            </text:list-item>
          </text:list>
        </text:list-item>
        <text:list-item>
          <text:p text:style-name="P25"><text:span text:style-name="Strong_20_Emphasis"><text:span text:style-name="Source_20_Text">/robot/&lt;string:robot_id&gt;/coordinates</text:span></text:span><text:span text:style-name="Strong_20_Emphasis"> (PUT)</text:span>:</text:p>
          <text:list>
            <text:list-item>
              <text:p text:style-name="P26">อัพเดทพิกัด (x, y) ของหุ่นยนต์ที่มี <text:span text:style-name="Source_20_Text">robot_id</text:span> ระบุ</text:p>
            </text:list-item>
            <text:list-item>
              <text:p text:style-name="P26">ตัวอย่าง: <text:span text:style-name="Source_20_Text">PUT /robot/robot_1/coordinates</text:span> พร้อมข้อมูลเช่น <text:span text:style-name="Source_20_Text">{"x": 100.5, "y": 200.5}</text:span></text:p>
            </text:list-item>
          </text:list>
        </text:list-item>
        <text:list-item>
          <text:p text:style-name="P25"><text:span text:style-name="Strong_20_Emphasis"><text:span text:style-name="Source_20_Text">/robots/available</text:span></text:span><text:span text:style-name="Strong_20_Emphasis"> (GET)</text:span>:</text:p>
          <text:list>
            <text:list-item>
              <text:p text:style-name="P26">ดึงหุ่นยนต์ที่มีสถานะเป็น <text:span text:style-name="Source_20_Text">available</text:span> หรือหุ่นยนต์ที่ว่าง</text:p>
            </text:list-item>
            <text:list-item>
              <text:p text:style-name="P26">ตัวอย่าง: <text:span text:style-name="Source_20_Text">GET /robots/available</text:span> จะคืนค่ารายชื่อหุ่นยนต์ที่มีสถานะเป็น <text:span text:style-name="Source_20_Text">available</text:span></text:p>
            </text:list-item>
          </text:list>
        </text:list-item>
        <text:list-item>
          <text:p text:style-name="P25"><text:span text:style-name="Strong_20_Emphasis"><text:span text:style-name="Source_20_Text">/robots/available</text:span></text:span><text:span text:style-name="Strong_20_Emphasis"> (POST)</text:span>:</text:p>
          <text:list>
            <text:list-item>
              <text:p text:style-name="P26">ใช้เพิ่มหุ่นยนต์ใหม่พร้อมพิกัด (x, y)</text:p>
            </text:list-item>
            <text:list-item>
              <text:p text:style-name="P26">ตัวอย่าง: <text:span text:style-name="Source_20_Text">POST /robots/available</text:span> พร้อมข้อมูลเช่น <text:span text:style-name="Source_20_Text">{"robot_id": "robot_5", "x": 50, "y": 75}</text:span></text:p>
            </text:list-item>
          </text:list>
        </text:list-item>
        <text:list-item>
          <text:p text:style-name="P25"><text:span text:style-name="Strong_20_Emphasis"><text:span text:style-name="Source_20_Text">/add/destination</text:span></text:span><text:span text:style-name="Strong_20_Emphasis"> (</text:span><text:span text:style-name="Strong_20_Emphasis"><text:span text:style-name="T8">PUT</text:span></text:span><text:span text:style-name="Strong_20_Emphasis">)</text:span>:</text:p>
          <text:list>
            <text:list-item>
              <text:p text:style-name="P26"><text:soft-page-break/>ใช้เพิ่มจุดหมายปลายทางใหม่ที่หุ่นยนต์สามารถไปได้</text:p>
            </text:list-item>
            <text:list-item>
              <text:p text:style-name="P26">ตัวอย่าง: <text:span text:style-name="Source_20_Text">POST /add/destination</text:span> พร้อมข้อมูลเช่น <text:span text:style-name="Source_20_Text">{"name": "Destination A", "x": 200, "y": 150}</text:span></text:p>
            </text:list-item>
          </text:list>
        </text:list-item>
        <text:list-item>
          <text:p text:style-name="P27"><text:span text:style-name="Source_20_Text"><text:span text:style-name="T18">/add/destination</text:span></text:span><text:span text:style-name="Strong_20_Emphasis"> (</text:span><text:span text:style-name="Strong_20_Emphasis"><text:span text:style-name="T8">POST</text:span></text:span><text:span text:style-name="Strong_20_Emphasis">)</text:span>:</text:p>
          <text:list>
            <text:list-item>
              <text:p text:style-name="P28">ใช้เพิ่มจุดหมายปลายทางใหม่ที่หุ่นยนต์สามารถไปได้</text:p>
            </text:list-item>
            <text:list-item>
              <text:p text:style-name="P28"><text:span text:style-name="Source_20_Text"><text:span text:style-name="T8">ใช้ไฟล์นามสกุล .smap เพื่อเพิ่มจุดเป้าหมายให้กับระบบ</text:span></text:span></text:p>
            </text:list-item>
          </text:list>
        </text:list-item>
        <text:list-item>
          <text:p text:style-name="P25"><text:span text:style-name="Strong_20_Emphasis"><text:span text:style-name="Source_20_Text">/assign/destination</text:span></text:span><text:span text:style-name="Strong_20_Emphasis"> (POST)</text:span>:</text:p>
        </text:list-item>
      </text:list>
      <text:list xml:id="list4184571086" text:style-name="L2">
        <text:list-item>
          <text:p text:style-name="P31">ส่งจุดหมายปลายทางให้หุ่นยนต์ที่ว่างที่สุด</text:p>
        </text:list-item>
      </text:list>
      <text:list xml:id="list3646075514" text:style-name="L3">
        <text:list-item>
          <text:list>
            <text:list-item>
              <text:p text:style-name="P32">ตัวอย่าง: <text:span text:style-name="Source_20_Text">POST /assign/destination</text:span> พร้อมข้อมูลเช่น <text:line-break/><text:span text:style-name="T5">{<text:line-break/></text:span><text:span text:style-name="T11">"pickup_name":"LM4",</text:span></text:p>
            </text:list-item>
          </text:list>
        </text:list-item>
      </text:list>
      <text:list xml:id="list3139756940" text:style-name="L4">
        <text:list-item>
          <text:list>
            <text:list-header>
              <text:p text:style-name="P34"><text:span text:style-name="Source_20_Text"><text:span text:style-name="T5">"destination_name": "</text:span></text:span><text:span text:style-name="Source_20_Text"><text:span text:style-name="T6">LM3</text:span></text:span><text:span text:style-name="Source_20_Text"><text:span text:style-name="T5">",<text:line-break/>"properties":</text:span></text:span><text:span text:style-name="Source_20_Text"><text:span text:style-name="T6">{<text:line-break/> "ui": <text:s text:c="2"/>{ <text:line-break/> <text:s text:c="3"/>(ข้อมูลจาก json ของ sony<text:line-break/> <text:s text:c="3"/>}<text:line-break/> }</text:span></text:span><text:span text:style-name="Source_20_Text"><text:span text:style-name="T5"><text:line-break/>}</text:span></text:span></text:p>
            </text:list-header>
          </text:list>
        </text:list-item>
      </text:list>
      <text:list xml:id="list163227919056012" text:continue-list="list1738079543" text:style-name="L1">
        <text:list-item>
          <text:p text:style-name="P30"><text:span text:style-name="Source_20_Text"><text:span text:style-name="T18">/</text:span></text:span><text:span text:style-name="Source_20_Text"><text:span text:style-name="T19">sony</text:span></text:span><text:span text:style-name="Source_20_Text"><text:span text:style-name="T18">/</text:span></text:span><text:span text:style-name="Source_20_Text"><text:span text:style-name="T19">job</text:span></text:span><text:span text:style-name="Strong_20_Emphasis"><text:span text:style-name="T18"> (POST)</text:span></text:span><text:span text:style-name="T18">:</text:span></text:p>
        </text:list-item>
      </text:list>
      <text:list xml:id="list532842536" text:style-name="L5">
        <text:list-item>
          <text:list>
            <text:list-item>
              <text:p text:style-name="P35">ส่งข้อมูล post จาก sony ตรงไปยัง api <text:span text:style-name="Source_20_Text"><text:span text:style-name="T20">/assign/destination เพื่อตรวจสอบ FormSTK และ ToSTK ก่อนส่งไปยังหุ่นยนต์</text:span></text:span></text:p>
            </text:list-item>
          </text:list>
        </text:list-item>
      </text:list>
      <text:list xml:id="list163228001641171" text:continue-list="list163227919056012" text:style-name="L1">
        <text:list-item>
          <text:list>
            <text:list-header>
              <text:p text:style-name="P14">{</text:p>
            </text:list-header>
          </text:list>
        </text:list-item>
      </text:list>
      <text:p text:style-name="P15"><text:span text:style-name="T26"><text:tab/><text:tab/>"task"</text:span>: {</text:p>
      <text:p text:style-name="P15"><text:span text:style-name="T26"><text:tab/><text:tab/>"Biz"</text:span> : <text:span text:style-name="T27">"AA"</text:span> ,</text:p>
      <text:p text:style-name="P15"><text:span text:style-name="T26"><text:tab/><text:tab/>"Process"</text:span> : <text:span text:style-name="T27">"AAA-AAAA"</text:span>,</text:p>
      <text:p text:style-name="P15"><text:span text:style-name="T26"><text:tab/><text:tab/>"LotNo"</text:span> : <text:span text:style-name="T27">"Y2222"</text:span>,</text:p>
      <text:p text:style-name="P15"><text:span text:style-name="T26"><text:tab/><text:tab/>"ProductType"</text:span> : <text:span text:style-name="T27">"ABC…."</text:span>,</text:p>
      <text:p text:style-name="P15"><text:span text:style-name="T26"><text:tab/><text:tab/>"FromSTK"</text:span> : <text:span text:style-name="T27">"206fbd8a"</text:span>,</text:p>
      <text:p text:style-name="P15"><text:span text:style-name="T26"><text:tab/><text:tab/>"FromLevel"</text:span> : <text:span text:style-name="T27">"1"</text:span>,</text:p>
      <text:p text:style-name="P15"><text:span text:style-name="T26"><text:tab/><text:tab/>"FromBlock"</text:span> : <text:span text:style-name="T27">"2"</text:span>,</text:p>
      <text:p text:style-name="P15"><text:span text:style-name="T26"><text:tab/><text:tab/>"ToSTK"</text:span> : <text:span text:style-name="T27">"6b0f6c38"</text:span>, </text:p>
      <text:p text:style-name="P15"><text:span text:style-name="T26"><text:tab/><text:tab/>"ToLevel"</text:span> : <text:span text:style-name="T27">"1"</text:span>,</text:p>
      <text:p text:style-name="P15"><text:span text:style-name="T26"><text:tab/><text:tab/>"ToBlock"</text:span> : <text:span text:style-name="T27">"2"</text:span>,</text:p>
      <text:p text:style-name="P15"><text:span text:style-name="T26"><text:tab/><text:tab/>"PositionSTK"</text:span> : [</text:p>
      <text:p text:style-name="P15"><text:tab/><text:tab/>{ <text:span text:style-name="T26">"Position"</text:span> : <text:span text:style-name="T27">"11"</text:span> , <text:span text:style-name="T26">"Status"</text:span> : <text:span text:style-name="T27">"0"</text:span>}, </text:p>
      <text:p text:style-name="P15"><text:tab/><text:tab/>{ <text:span text:style-name="T26">"Position"</text:span> : <text:span text:style-name="T27">"12"</text:span> , <text:span text:style-name="T26">"Status"</text:span> : <text:span text:style-name="T27">"0"</text:span>}, </text:p>
      <text:p text:style-name="P15"><text:tab/><text:tab/>{ <text:span text:style-name="T26">"Position"</text:span> : <text:span text:style-name="T27">"13"</text:span> , <text:span text:style-name="T26">"Status"</text:span> : <text:span text:style-name="T27">"0"</text:span>}, </text:p>
      <text:p text:style-name="P15"><text:tab/><text:tab/>{ <text:span text:style-name="T26">"Position"</text:span> : <text:span text:style-name="T27">"14"</text:span> , <text:span text:style-name="T26">"Status"</text:span> : <text:span text:style-name="T27">"0"</text:span>},</text:p>
      <text:p text:style-name="P15"><text:tab/><text:tab/>{ <text:span text:style-name="T26">"Position"</text:span> : <text:span text:style-name="T27">"21"</text:span> , <text:span text:style-name="T26">"Status"</text:span> : <text:span text:style-name="T27">"2"</text:span>}, </text:p>
      <text:p text:style-name="P15"><text:tab/><text:tab/>{ <text:span text:style-name="T26">"Position"</text:span> : <text:span text:style-name="T27">"22"</text:span> , <text:span text:style-name="T26">"Status"</text:span> : <text:span text:style-name="T27">"1"</text:span>}, </text:p>
      <text:p text:style-name="P15"><text:tab/><text:tab/>{ <text:span text:style-name="T26">"Position"</text:span> : <text:span text:style-name="T27">"23"</text:span> , <text:span text:style-name="T26">"Status"</text:span> : <text:span text:style-name="T27">"1"</text:span>}, </text:p>
      <text:p text:style-name="P15"><text:tab/><text:tab/>{ <text:span text:style-name="T26">"Position"</text:span> : <text:span text:style-name="T27">"24"</text:span> , <text:span text:style-name="T26">"Status"</text:span> : <text:span text:style-name="T27">"1"</text:span>},</text:p>
      <text:p text:style-name="P15"><text:tab/><text:tab/>{ <text:span text:style-name="T26">"Position"</text:span> : <text:span text:style-name="T27">"31"</text:span> , <text:span text:style-name="T26">"Status"</text:span> : <text:span text:style-name="T27">"1"</text:span>},</text:p>
      <text:p text:style-name="P15"><text:tab/><text:tab/>{ <text:span text:style-name="T26">"Position"</text:span> : <text:span text:style-name="T27">"32"</text:span> , <text:span text:style-name="T26">"Status"</text:span> : <text:span text:style-name="T27">"1"</text:span>},</text:p>
      <text:p text:style-name="P15"><text:tab/><text:tab/>{ <text:span text:style-name="T26">"Position"</text:span> : <text:span text:style-name="T27">"33"</text:span> , <text:span text:style-name="T26">"Status"</text:span> : <text:span text:style-name="T27">"1"</text:span>},</text:p>
      <text:p text:style-name="P15"><text:tab/><text:tab/>{ <text:span text:style-name="T26">"Position"</text:span> : <text:span text:style-name="T27">"34"</text:span> , <text:span text:style-name="T26">"Status"</text:span> : <text:span text:style-name="T27">"1"</text:span>},</text:p>
      <text:p text:style-name="P15"><text:soft-page-break/><text:tab/><text:tab/>{ <text:span text:style-name="T26">"Position"</text:span> : <text:span text:style-name="T27">"41"</text:span> , <text:span text:style-name="T26">"Status"</text:span> : <text:span text:style-name="T27">"1"</text:span>},</text:p>
      <text:p text:style-name="P15"><text:tab/><text:tab/>{ <text:span text:style-name="T26">"Position"</text:span> : <text:span text:style-name="T27">"42"</text:span> , <text:span text:style-name="T26">"Status"</text:span> : <text:span text:style-name="T27">"1"</text:span>},</text:p>
      <text:p text:style-name="P15"><text:tab/><text:tab/>{ <text:span text:style-name="T26">"Position"</text:span> : <text:span text:style-name="T27">"43"</text:span> , <text:span text:style-name="T26">"Status"</text:span> : <text:span text:style-name="T27">"1"</text:span>},</text:p>
      <text:p text:style-name="P15"><text:tab/><text:tab/>{ <text:span text:style-name="T26">"Position"</text:span> : <text:span text:style-name="T27">"44"</text:span> , <text:span text:style-name="T26">"Status"</text:span> : <text:span text:style-name="T27">"1"</text:span>}</text:p>
      <text:p text:style-name="P15"><text:tab/><text:tab/>]</text:p>
      <text:p text:style-name="P15"><text:tab/><text:tab/>}</text:p>
      <text:p text:style-name="P15"><text:tab/><text:tab/>}</text:p>
      <text:list xml:id="list163226961446168" text:continue-numbering="true" text:style-name="L1">
        <text:list-item>
          <text:list>
            <text:list-header>
              <text:p text:style-name="P30"/>
            </text:list-header>
          </text:list>
        </text:list-item>
        <text:list-item>
          <text:p text:style-name="P29"><text:span text:style-name="Strong_20_Emphasis"><text:span text:style-name="Source_20_Text">clear_old_logs</text:span></text:span><text:span text:style-name="Strong_20_Emphasis"> (CLI)</text:span>:</text:p>
          <text:list>
            <text:list-item>
              <text:p text:style-name="P26">คำสั่งนี้ใช้ลบ log ที่เก่ากว่า 15 วันจากฐานข้อมูลโดยใช้ Flask CLI</text:p>
            </text:list-item>
            <text:list-item>
              <text:p text:style-name="P25">ตัวอย่าง: <text:span text:style-name="Source_20_Text">flask clear_old_logs</text:span> จะลบ log ที่เก่ากว่า 15 วันและแสดงจำนวน log ที่ถูกลบใน terminal</text:p>
            </text:list-item>
            <text:list-item>
              <text:p text:style-name="P33">การใช้งานคำสั่ง $ flask clear_old_logs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IBMPlexMono" svg:font-family="IBMPlexMono, monospace, 'Droid Sans Fallback', 'Droid Sans Mono', monospace, monospace"/>
    <style:font-face style:name="Inter" svg:font-family="Inter, system-ui, apple-system, BlinkMacSystemFont, 'Segoe UI', Roboto, Oxygen, Ubuntu, Cantarell, 'Fira Sans', 'Droid Sans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0:39:18.500769959</meta:creation-date>
    <dc:date>2025-03-04T16:32:26.355082892</dc:date>
    <meta:editing-duration>PT3H44M26S</meta:editing-duration>
    <meta:editing-cycles>14</meta:editing-cycles>
    <meta:generator>LibreOffice/7.3.7.2$Linux_X86_64 LibreOffice_project/30$Build-2</meta:generator>
    <meta:document-statistic meta:table-count="1" meta:image-count="0" meta:object-count="0" meta:page-count="5" meta:paragraph-count="168" meta:word-count="2247" meta:character-count="5304" meta:non-whitespace-character-count="4761"/>
  </office:meta>
</office:document-meta>
</file>